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Scriptie afwerk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Maken vergaderverslag van dinsda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administr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Maken cd’s voor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1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Maken artikel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Inlevere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7" calcext:value-type="date">
            <text:p>27/05/17</text:p>
          </table:table-cell>
          <table:table-cell office:value-type="string" calcext:value-type="string">
            <text:p>Oplossen Uart probleem</text:p>
          </table:table-cell>
          <table:table-cell table:number-columns-repeated="6"/>
        </table:table-row>
        <table:table-row table:style-name="ro1" table:number-rows-repeated="13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1:35:52.309074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27T11:36:35.524878151</dc:date>
    <meta:editing-duration>PT2H53S</meta:editing-duration>
    <meta:editing-cycles>66</meta:editing-cycles>
    <meta:generator>LibreOffice/5.3.3.2$Linux_X86_64 LibreOffice_project/30m0$Build-2</meta:generator>
    <meta:document-statistic meta:table-count="1" meta:cell-count="194" meta:object-count="0"/>
  </office:meta>
</office:document-meta>
</file>